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10.78mm" fo:break-before="auto" style:use-optimal-row-height="false"/>
    </style:style>
    <style:style style:name="ro4" style:family="table-row">
      <style:table-row-properties style:row-height="11.04mm" fo:break-before="auto" style:use-optimal-row-height="false"/>
    </style:style>
    <style:style style:name="ro5" style:family="table-row">
      <style:table-row-properties style:row-height="11.31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3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5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</style:style>
    <style:style style:name="ce16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17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18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2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2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26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25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3" office:value-type="string" calcext:value-type="string">
            <text:p>Task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>
            <text:p>Various research on Scala as well as on the Play framework.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9" office:value-type="date" office:date-value="2016-03-01" calcext:value-type="date">
            <text:p>01.03.16</text:p>
          </table:table-cell>
          <table:table-cell table:style-name="ce12" office:value-type="float" office:value="0.5" calcext:value-type="float">
            <text:p>0.5</text:p>
          </table:table-cell>
          <table:table-cell table:style-name="ce15" office:value-type="string" calcext:value-type="string">
            <text:p>Meeting with Mrs. Fatemi.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10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specifications and the logbook.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.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Writing of the planning and creation of the GitHub deposit.</text:p>
          </table:table-cell>
          <table:table-cell table:style-name="ce26" table:number-columns-repeated="1020"/>
        </table:table-row>
        <table:table-row table:style-name="ro2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9" office:value-type="date" office:date-value="2016-03-07" calcext:value-type="date">
            <text:p>07.03.16</text:p>
          </table:table-cell>
          <table:table-cell table:style-name="ce12" office:value-type="float" office:value="6" calcext:value-type="float">
            <text:p>6</text:p>
          </table:table-cell>
          <table:table-cell table:style-name="ce19" office:value-type="string" calcext:value-type="string">
            <text:p>Analysis of the Twitter's API and of Twitter4J, and consequently writing of the analysis documentation.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10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20" office:value-type="string" calcext:value-type="string">
            <text:p>Meeting with Mrs. Fatemi.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string" calcext:value-type="string" table:number-columns-spanned="1" table:number-rows-spanned="2">
            <text:p>Analysis of the Twitter's API and of Twitter4J, and consequently writing of the analysis documentation.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8"/>
          <table:table-cell table:style-name="ce26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9" office:value-type="date" office:date-value="2016-03-15" calcext:value-type="date">
            <text:p>15.03.16</text:p>
          </table:table-cell>
          <table:table-cell table:style-name="ce12" office:value-type="float" office:value="0.5" calcext:value-type="float">
            <text:p>0.5</text:p>
          </table:table-cell>
          <table:table-cell table:style-name="ce15" office:value-type="string" calcext:value-type="string">
            <text:p>Meeting with Mrs. Fatemi.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8" office:value-type="string" calcext:value-type="string" table:number-columns-spanned="1" table:number-rows-spanned="2">
            <text:p>Analysis of the libraries usable for the geolocation as well as the interesting keywords for Switzerland, and production of a news planning.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8"/>
          <table:table-cell table:style-name="ce26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5">
            <text:p>5</text:p>
          </table:table-cell>
          <table:table-cell table:style-name="ce10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7" office:value-type="string" calcext:value-type="string">
            <text:p>Installation and production of tests on Twitter4J.</text:p>
          </table:table-cell>
          <table:table-cell table:style-name="ce26" table:number-columns-repeated="1020"/>
        </table:table-row>
        <table:table-row table:style-name="ro1">
          <table:covered-table-cell table:style-name="ce5"/>
          <table:table-cell table:style-name="ce10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stats in the test-app.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3-28" calcext:value-type="date" table:number-columns-spanned="1" table:number-rows-spanned="2">
            <text:p>28.03.16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Analysis of various Twitter's research.</text:p>
          </table:table-cell>
          <table:table-cell table:style-name="ce26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17" office:value-type="string" calcext:value-type="string">
            <text:p>Update documentation.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9" office:value-type="date" office:date-value="2016-04-04" calcext:value-type="date" table:number-columns-spanned="1" table:number-rows-spanned="2">
            <text:p>04.04.16</text:p>
          </table:table-cell>
          <table:table-cell table:style-name="ce12" office:value-type="float" office:value="0.5" calcext:value-type="float">
            <text:p>0.5</text:p>
          </table:table-cell>
          <table:table-cell table:style-name="ce15" office:value-type="string" calcext:value-type="string">
            <text:p>Finalization of the specifications.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covered-table-cell table:style-name="ce10"/>
          <table:table-cell table:style-name="ce3" office:value-type="float" office:value="3.5" calcext:value-type="float">
            <text:p>3.5</text:p>
          </table:table-cell>
          <table:table-cell table:style-name="ce17" office:value-type="string" calcext:value-type="string">
            <text:p>Tâchewith maps' libraries.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Adaptation of the map vizualisation app for the Tweets vizualisation.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8" office:value-type="string" calcext:value-type="string" table:number-columns-spanned="1" table:number-rows-spanned="2">
            <text:p>Implementation of a Websockets system between the Java application and the JavaScript one.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8"/>
          <table:table-cell table:style-name="ce26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9" office:value-type="date" office:date-value="2016-04-11" calcext:value-type="date">
            <text:p>11.04.16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Display of Tweets on the JavaScript application.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10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8" office:value-type="string" calcext:value-type="string">
            <text:p>Production of the application's mockup.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9" office:value-type="date" office:date-value="2016-04-18" calcext:value-type="date">
            <text:p>18.04.16</text:p>
          </table:table-cell>
          <table:table-cell table:style-name="ce12" office:value-type="float" office:value="3.5" calcext:value-type="float">
            <text:p>3.5</text:p>
          </table:table-cell>
          <table:table-cell table:style-name="ce15" office:value-type="string" calcext:value-type="string">
            <text:p>Production of the application's mockup and analysis of the existing.</text:p>
          </table:table-cell>
          <table:table-cell table:style-name="ce26" table:number-columns-repeated="1020"/>
        </table:table-row>
        <table:table-row table:style-name="ro3">
          <table:covered-table-cell table:style-name="ce4"/>
          <table:table-cell table:style-name="ce11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8" office:value-type="string" calcext:value-type="string">
            <text:p>Analysis of the percentage of Tweets which own geolocation tags with various parameters.</text:p>
          </table:table-cell>
          <table:table-cell table:style-name="ce26" table:number-columns-repeated="1020"/>
        </table:table-row>
        <table:table-row table:style-name="ro4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9" office:value-type="date" office:date-value="2016-04-25" calcext:value-type="date">
            <text:p>25.04.16</text:p>
          </table:table-cell>
          <table:table-cell table:style-name="ce12" office:value-type="float" office:value="4" calcext:value-type="float">
            <text:p>4</text:p>
          </table:table-cell>
          <table:table-cell table:style-name="ce22" office:value-type="string" calcext:value-type="string">
            <text:p>Analysis and research of interesting subjects and minor updates on test applications.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8" office:value-type="string" calcext:value-type="string">
            <text:p>Meeting with Mrs. Fatemi.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9" office:value-type="date" office:date-value="2016-05-02" calcext:value-type="date" table:number-columns-spanned="1" table:number-rows-spanned="3">
            <text:p>02.05.16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Update mockup, according to the 26.04 metting.</text:p>
          </table:table-cell>
          <table:table-cell table:style-name="ce26" table:number-columns-repeated="1020"/>
        </table:table-row>
        <table:table-row table:style-name="ro5">
          <table:covered-table-cell table:style-name="ce3"/>
          <table:covered-table-cell table:style-name="ce10"/>
          <table:table-cell table:style-name="ce3" office:value-type="float" office:value="5" calcext:value-type="float">
            <text:p>5</text:p>
          </table:table-cell>
          <table:table-cell table:style-name="ce17" office:value-type="string" calcext:value-type="string">
            <text:p>Develop a new test-app, which allows an user to draw a polygon all around a country by double-clicking on it.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covered-table-cell table:style-name="ce10"/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Translate documents.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8" office:value-type="string" calcext:value-type="string">
            <text:p>Meeting with Mrs. Fatemi.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>
            <text:p>Reading of the Play Framework's documentation.</text:p>
          </table:table-cell>
          <table:table-cell table:style-name="ce26" table:number-columns-repeated="1020"/>
        </table:table-row>
        <table:table-row table:style-name="ro3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9" office:value-type="date" office:date-value="2016-05-16" calcext:value-type="date">
            <text:p>16.05.16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Reading of the Play Framework's documentation and production of test-applications.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string" calcext:value-type="string">
            <text:p>Creation of the application's basics and update documentation.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8" office:value-type="string" calcext:value-type="string">
            <text:p>Meeting with Mrs. Fatemi.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9" office:value-type="date" office:date-value="2016-05-23" calcext:value-type="date">
            <text:p>23.05.16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Importation of the project in the IntelliJ IDE.</text:p>
          </table:table-cell>
          <table:table-cell table:style-name="ce26" table:number-columns-repeated="1020"/>
        </table:table-row>
        <table:table-row table:style-name="ro5">
          <table:covered-table-cell table:style-name="ce3"/>
          <table:table-cell table:style-name="ce10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7" office:value-type="string" calcext:value-type="string">
            <text:p>Integration of the Twitter4J library in the project, develpoment of the connection process and modification of the GUI.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Update documentation.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8" office:value-type="string" calcext:value-type="string">
            <text:p>Meeting with Mrs. Fatemi.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9" office:value-type="date" office:date-value="2016-05-30" calcext:value-type="date">
            <text:p>30.05.16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string" calcext:value-type="string">
            <text:p>Development of the search-page's GUI.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Development of the search-page's GUI.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string" calcext:value-type="string" table:number-columns-spanned="1" table:number-rows-spanned="4">
            <text:p>Translation of the analysis part of the documentation.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8"/>
          <table:table-cell table:style-name="ce26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9" office:value-type="date" office:date-value="2016-06-06" calcext:value-type="date" table:number-columns-spanned="1" table:number-rows-spanned="3">
            <text:p>06.06.16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Translation of the analysis part.</text:p>
          </table:table-cell>
          <table:table-cell table:style-name="ce26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>
            <text:p>Writing of the progress report's structure.</text:p>
          </table:table-cell>
          <table:table-cell table:style-name="ce26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>
            <text:p>Translation of the specifications.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Creation and writing of the progress report.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7" office:value-type="string" calcext:value-type="string">
            <text:p>Writing of the progress report.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table-cell table:style-name="ce18" office:value-type="string" calcext:value-type="string">
            <text:p>Writing of the progress report.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9" office:value-type="date" office:date-value="2016-06-13" calcext:value-type="date">
            <text:p>13.06.16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string" calcext:value-type="string">
            <text:p>Writing of the progress report.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7" office:value-type="string" calcext:value-type="string">
            <text:p>Writing of the progress report.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string" calcext:value-type="string">
            <text:p>Writing of the progress report.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string" calcext:value-type="string">
            <text:p>Writing of the progress report.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Writing of the progress report.</text:p>
          </table:table-cell>
          <table:table-cell table:style-name="ce26" table:number-columns-repeated="1020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/>
          <table:table-cell table:style-name="ce6" table:formula="of:=SUM([.C2:.C60])" office:value-type="float" office:value="134" calcext:value-type="float">
            <text:p>134</text:p>
          </table:table-cell>
          <table:table-cell table:style-name="ce23"/>
          <table:table-cell table:style-name="ce26" table:number-columns-repeated="1020"/>
        </table:table-row>
        <table:table-row table:style-name="ro1" table:number-rows-repeated="97">
          <table:table-cell table:style-name="ce3" table:number-columns-repeated="3"/>
          <table:table-cell table:style-name="ce24"/>
          <table:table-cell table:style-name="ce26" table:number-columns-repeated="1020"/>
        </table:table-row>
        <table:table-row table:style-name="ro6" table:number-rows-repeated="104841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.00.0000</text:date>, <text:time style:data-style-name="N2" text:time-value="15:36:09.799278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6-17T15:59:38.428268227</dc:date>
    <dc:creator>Miguel </dc:creator>
    <meta:editing-duration>P3DT23H37M43S</meta:editing-duration>
    <meta:editing-cycles>71</meta:editing-cycles>
    <meta:generator>LibreOffice/4.4.3.2$Linux_X86_64 LibreOffice_project/40m0$Build-2</meta:generator>
    <meta:document-statistic meta:table-count="1" meta:cell-count="187" meta:object-count="0"/>
  </office:meta>
</office:document-meta>
</file>